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svg:font-family="Goudy" style:font-family-generic="swiss"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Missive" svg:font-family="Missive" style:font-family-generic="modern" style:font-pitch="variable"/>
    <style:font-face style:name="Missive1" svg:font-family="Missive"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pitch="variable" style:font-charset="x-symbol"/>
    <style:font-face style:name="OpenSymbol2" svg:font-family="OpenSymbol" style:font-family-generic="system" style:font-pitch="variable"/>
    <style:font-face style:name="Sorts Mill Goudy" svg:font-family="'Sorts Mill Goudy'" style:font-family-generic="roman" style:font-pitch="variable"/>
    <style:font-face style:name="Sorts Mill Goudy1" svg:font-family="'Sorts Mill Goudy'"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Times New Roman" svg:font-family="'Times New Roman'" style:font-family-generic="roman" style:font-pitch="variable"/>
    <style:font-face style:name="Wingdings" svg:font-family="Wingdings" style:font-adornments="Regular" style:font-pitch="variable"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Heading_20_2">
      <style:paragraph-properties fo:margin-top="0in" fo:margin-bottom="0in" style:contextual-spacing="false" fo:line-height="100%"/>
      <style:text-properties fo:language="en" fo:country="US"/>
    </style:style>
    <style:style style:name="P3" style:family="paragraph" style:parent-style-name="LO-normal">
      <style:paragraph-properties fo:margin-top="0in" fo:margin-bottom="0.0835in" style:contextual-spacing="false" fo:line-height="100%"/>
      <style:text-properties fo:language="en" fo:country="US"/>
    </style:style>
    <style:style style:name="P4" style:family="paragraph" style:parent-style-name="Exalted">
      <style:paragraph-properties fo:margin-top="0in" fo:margin-bottom="0.1in" style:contextual-spacing="false" fo:text-align="end" style:justify-single-word="false"/>
      <style:text-properties fo:language="en" fo:country="US"/>
    </style:style>
    <style:style style:name="P5" style:family="paragraph" style:parent-style-name="Heading_20_1">
      <style:text-properties fo:language="en" fo:country="US"/>
    </style:style>
    <style:style style:name="P6" style:family="paragraph" style:parent-style-name="Heading_20_2">
      <style:text-properties fo:language="en" fo:country="US"/>
    </style:style>
    <style:style style:name="P7" style:family="paragraph" style:parent-style-name="Heading_20_3">
      <style:text-properties fo:language="en" fo:country="US"/>
    </style:style>
    <style:style style:name="P8" style:family="paragraph" style:parent-style-name="LO-normal">
      <style:text-properties fo:language="en" fo:country="US"/>
    </style:style>
    <style:style style:name="P9" style:family="paragraph" style:parent-style-name="LO-normal">
      <style:paragraph-properties fo:margin-left="0in" fo:margin-right="0in" fo:text-indent="0in" style:auto-text-indent="false"/>
      <style:text-properties fo:language="en" fo:country="US"/>
    </style:style>
    <style:style style:name="P10" style:family="paragraph" style:parent-style-name="Heading_20_3">
      <style:paragraph-properties fo:margin-top="0in" fo:margin-bottom="0in" style:contextual-spacing="false" fo:line-height="100%"/>
      <style:text-properties style:font-name="Sorts Mill Goudy" fo:font-size="12pt" fo:language="en" fo:country="US" style:font-name-asian="Sorts Mill Goudy1" style:font-size-asian="12pt" style:font-name-complex="Sorts Mill Goudy1" style:font-size-complex="12pt"/>
    </style:style>
    <style:style style:name="P11" style:family="paragraph" style:parent-style-name="Heading_20_3">
      <style:paragraph-properties fo:margin-top="0.139in" fo:margin-bottom="0in" style:contextual-spacing="false" fo:line-height="100%"/>
      <style:text-properties fo:color="#3d85c6" loext:opacity="100%" fo:language="en" fo:country="US"/>
    </style:style>
    <style:style style:name="P12" style:family="paragraph" style:parent-style-name="Exalted">
      <style:text-properties style:use-window-font-color="true" loext:opacity="0%" style:font-name="Times New Roman" fo:font-size="10pt" fo:language="en" fo:country="none" fo:font-style="normal" fo:font-weight="normal" officeooo:rsid="001caae1" officeooo:paragraph-rsid="00076af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3" style:family="paragraph" style:parent-style-name="Heading_20_1" style:master-page-name="Standard">
      <style:paragraph-properties style:page-number="1"/>
      <style:text-properties fo:language="en" fo:country="US"/>
    </style:style>
    <style:style style:name="P14" style:family="paragraph" style:parent-style-name="LO-normal" style:list-style-name="WWNum1">
      <style:paragraph-properties fo:margin-left="0.5in" fo:margin-right="0in" fo:text-indent="-0.25in" style:auto-text-indent="false"/>
      <style:text-properties fo:language="en" fo:country="US"/>
    </style:style>
    <style:style style:name="T1" style:family="text">
      <style:text-properties fo:font-weight="bold" style:font-weight-asian="bold"/>
    </style:style>
    <style:style style:name="T2" style:family="text">
      <style:text-properties officeooo:rsid="0006f4ad"/>
    </style:style>
    <style:style style:name="Sect1" style:family="section">
      <style:section-properties text:dont-balance-text-columns="true" style:writing-mode="lr-tb"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3" text:outline-level="1">Introduction</text:h>
        <text:p text:style-name="P12">The Seers were the first ones to see the madness of the Exalted before it happened. They saw two paths—one where they assassinated the Solars before their madness ripped Creation apart, one smaller path where they counseled and guided the Exalted. Though the decision was bitter, they chose the path of mercy—a decision questioned greatly as the lands of Creation nearly fell to Oblivion.</text:p>
        <text:p text:style-name="P12">The Sidereals suffered greatly when exiled from Heaven, as they were cut off from their most powerful tools. Without unification, they have built small, isolated conclaves in places of great power, but have become isolated from themselves and the rest of the world. In this day and age, they guide what portions of the world they can, but often run afowl of conflicting visions from other conclaves.</text:p>
        <text:h text:style-name="P2" text:outline-level="2">Character Creation</text:h>
        <text:p text:style-name="P8">The Sider<text:span text:style-name="T2">e</text:span>al gains access to separate aspects of reality, represented by the Supernatural Abilities: <text:span text:style-name="T1">Journey, Serenity, Battles, Secrets, </text:span>and <text:span text:style-name="T1">Endings.</text:span></text:p>
        <text:p text:style-name="P8">The Sidereal then gains an additional <text:span text:style-name="T1">Favored Ability</text:span> in the Supernatural Ability associated with their Caste Name.</text:p>
        <text:p text:style-name="P8"><text:span text:style-name="T1">Arcane Fate</text:span> Those who gaze upon the Sidereal with Resolve less than or equal to the Sidereal’s (Essence) do not recognize that a person is in front of their eyes.</text:p>
        <text:p text:style-name="P8"><text:span text:style-name="T1">Resplendent Destinies</text:span>. The Sidereal may take up to (Essence) Personas, which the Loom of Fate back up as having relevant backing, allies, and backgrounds to be in a location.</text:p>
        <text:p text:style-name="P9"><text:span text:style-name="T1">Astrology</text:span>. Using their Supernatural Abilities, Sidereals can weave Projects into the actual loom, causing changes to happen and befall a city or civilization according to their domain. </text:p>
        <text:p text:style-name="P9"><text:span text:style-name="T1">Formal Training</text:span>. If the Sidereal has been trained in heaven, they gather the following:</text:p>
        <text:list xml:id="list2368843623" text:style-name="WWNum1">
          <text:list-item>
            <text:p text:style-name="P14">Language: Old Realm</text:p>
          </text:list-item>
        </text:list>
        <text:h text:style-name="P6" text:outline-level="2">Supernatural Abilities</text:h>
        <text:h text:style-name="P10" text:outline-level="3"/>
        <text:h text:style-name="P10" text:outline-level="3">Journey</text:h>
        <text:p text:style-name="P8">[[Focuses on the concepts of <text:span text:style-name="T1">Space and Time</text:span>. Position, placement]]</text:p>
        <text:h text:style-name="P10" text:outline-level="3">Serenity</text:h>
        <text:p text:style-name="P8">[[Focuses on <text:span text:style-name="T1">Emotion</text:span>, relations---between people, and civilizations]].</text:p>
        <text:h text:style-name="P10" text:outline-level="3">Battles</text:h>
        <text:p text:style-name="P8">[[Focuses on Conflict. Internal, External. ---this will need to be defined better]]</text:p>
        <text:h text:style-name="P10" text:outline-level="3">Serenity</text:h>
        <text:p text:style-name="P8">[[Focuses on Knowledge, <text:span text:style-name="T1">memory</text:span>, and what reality is. ]]</text:p>
        <text:h text:style-name="P10" text:outline-level="3">Endings</text:h>
        <text:p text:style-name="P8">[[Focuses on the changing of times, the turning of the guard. -- this needs better definitions ]]</text:p>
        <text:h text:style-name="P2" text:outline-level="2">Castes</text:h>
        <text:h text:style-name="P7" text:outline-level="3">Serenity</text:h>
        <text:p text:style-name="P8">By spending a Strife Point, for the remainder of the scene Fate will conspire to bring joy, happiness, revelry, and unification of a group of people up to the size of a Village. All efforts to directly support this endeavor receive (Essence) extra dice, while any direct efforts to oppose this course of action take an (Essence)/2 (rounded up) penalty.</text:p>
        <text:h text:style-name="P2" text:outline-level="2"/>
        <text:h text:style-name="P2" text:outline-level="2">Strife Expression</text:h>
        <text:h text:style-name="P11" text:outline-level="3">Sidereal Fate</text:h>
        <text:p text:style-name="P3">A Sidereal can manipulate Fate, making reality itself a tool for their aid.</text:p>
        <text:p text:style-name="P3">The Sidereal selects one of their Favored ability, and then can <text:span text:style-name="T1">change the Target Number rolled </text:span>when that ability is used. <text:s/>They may either reduce the target Number up to (Essence), or increase it by up to (Essence)/2 for <text:span text:style-name="T1">all characters in the Scene.</text:span> <text:s/></text:p>
        <text:p text:style-name="P3">For example, an Essence 3 Sidereal targeting Archery could reduce all Archery Rolls to Target Number 4, or increase it to a Target Number of 9.</text:p>
        <text:p text:style-name="P3">1’s are always failures, and 10s are always double successes.</text:p>
        <text:h text:style-name="P2" text:outline-level="2">Who Becomes a Sidereal?</text:h>
        <text:p text:style-name="P8">[[A Sidereal is there because they were Fated to be a Sidereal]]</text:p>
        <text:h text:style-name="P2" text:outline-level="2">Great Curse</text:h>
        <text:p text:style-name="P8">Sidereals are plagued by the certainty of <text:span text:style-name="T1">Fate</text:span>. They become tangled in the webs of reality. They may rebel against what Fate says, believing that there is no way to actually mess up any plans. They may become cold and detached to prevent the whims of reality from hurt</text:p>
        <text:h text:style-name="P5" text:outline-level="1"/>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svg:font-family="Goudy" style:font-family-generic="swiss"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Missive" svg:font-family="Missive" style:font-family-generic="modern" style:font-pitch="variable"/>
    <style:font-face style:name="Missive1" svg:font-family="Missive"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pitch="variable" style:font-charset="x-symbol"/>
    <style:font-face style:name="OpenSymbol2" svg:font-family="OpenSymbol" style:font-family-generic="system" style:font-pitch="variable"/>
    <style:font-face style:name="Sorts Mill Goudy" svg:font-family="'Sorts Mill Goudy'" style:font-family-generic="roman" style:font-pitch="variable"/>
    <style:font-face style:name="Sorts Mill Goudy1" svg:font-family="'Sorts Mill Goudy'"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Times New Roman" svg:font-family="'Times New Roman'" style:font-family-generic="roman" style:font-pitch="variable"/>
    <style:font-face style:name="Wingdings" svg:font-family="Wingdings" style:font-adornments="Regular" style:font-pitch="variable"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6pt"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Arial" fo:font-family="Arial" style:font-family-generic="swiss" style:font-pitch="variable" fo:font-size="12pt" fo:font-style="normal" style:letter-kerning="false" style:font-name-asian="Spectral1" style:font-family-asian="Spectral" style:font-family-generic-asian="system" style:font-pitch-asian="variable" style:font-size-asian="12pt" style:language-asian="zh" style:country-asian="CN" style:font-style-asian="normal" style:font-name-complex="Spectral1" style:font-family-complex="Spectral" style:font-family-generic-complex="system" style:font-pitch-complex="variable" style:font-size-complex="12pt" style:language-complex="hi" style:country-complex="IN" style:font-style-complex="normal"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hanging"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list-style-name=""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Missive1" style:font-family-complex="Missive"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loext:num-list-format="%2%" text:bullet-char="°">
        <style:list-level-properties text:list-level-position-and-space-mode="label-alignment">
          <style:list-level-label-alignment text:label-followed-by="listtab" fo:text-indent="-0.25in" fo:margin-left="1in"/>
        </style:list-level-properties>
        <style:text-properties style:font-name="Missive"/>
      </text:list-level-style-bullet>
      <text:list-level-style-bullet text:level="3" text:style-name="ListLabel_20_3" loext:num-list-format="%3%"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 loext:num-list-format="%6%"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 loext:num-list-format="%9%"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9-26T12:21:01.460000000</dc:date>
    <meta:editing-cycles>10</meta:editing-cycles>
    <meta:editing-duration>PT1M31S</meta:editing-duration>
    <meta:generator>LibreOffice/7.2.0.4$Windows_X86_64 LibreOffice_project/9a9c6381e3f7a62afc1329bd359cc48accb6435b</meta:generator>
    <dc:creator>Samuel Smith</dc:creator>
    <meta:document-statistic meta:table-count="0" meta:image-count="0" meta:object-count="0" meta:page-count="1" meta:paragraph-count="37" meta:word-count="569" meta:character-count="3435" meta:non-whitespace-character-count="2904"/>
  </office:meta>
</office:document-meta>
</file>